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solid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921cm"/>
    </style:style>
    <style:style style:name="gr6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2" draw:id="id2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1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1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xml:id="id3" draw:id="id3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071cm" svg:height="2.171cm" svg:x="1.995cm" svg:y="17.129cm">
          <draw:text-box>
            <text:p text:style-name="P4"><text:span text:style-name="T2">LDS</text:span></text:p>
          </draw:text-box>
        </draw:frame>
        <draw:custom-shape draw:style-name="gr2" draw:text-style-name="P2" xml:id="id4" draw:id="id4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789cm" svg:height="2.171cm" svg:x="1.995cm" svg:y="24.429cm">
          <draw:text-box>
            <text:p text:style-name="P4"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1.047cm" svg:y1="5.732cm" svg:x2="20.934cm" svg:y2="4.754cm" draw:start-shape="id1" draw:start-glue-point="0" draw:end-shape="id2" draw:end-glue-point="0" svg:d="M11047 5732c0-2217 9887-1728 9887-978" svg:viewBox="0 0 9888 1610">
          <text:p/>
        </draw:connector>
        <draw:connector draw:style-name="gr6" draw:text-style-name="P1" draw:layer="layout" draw:type="curve" svg:x1="8.922cm" svg:y1="16.689cm" svg:x2="18.222cm" svg:y2="16.689cm" draw:start-shape="id3" draw:start-glue-point="0" draw:end-shape="id4" draw:end-glue-point="0" svg:d="M8922 16689c0-753 9300-753 9300 0" svg:viewBox="0 0 9301 5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09:54:37.084984537</dc:date>
    <dc:creator>elucterio </dc:creator>
    <meta:editing-duration>PT44M42S</meta:editing-duration>
    <meta:editing-cycles>12</meta:editing-cycles>
    <meta:generator>LibreOffice/4.2.8.2$Linux_X86_64 LibreOffice_project/420m0$Build-2</meta:generator>
    <meta:document-statistic meta:object-count="29"/>
  </office:meta>
</office:document-meta>
</file>